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6" svg:font-family="'Microsoft Sans Serif'"/>
    <style:font-face style:name="Microsoft Sans Serif5" svg:font-family="'Microsoft Sans Serif'" style:font-adornments="Regular"/>
    <style:font-face style:name="Mangal1" svg:font-family="Mangal" style:font-pitch="variable"/>
    <style:font-face style:name="Microsoft Sans Serif7" svg:font-family="'Microsoft Sans Serif'" style:font-pitch="variable"/>
    <style:font-face style:name="Microsoft Sans Serif4" svg:font-family="'Microsoft Sans Seri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1.5cm"/>
    </style:style>
    <style:style style:name="gr2" style:family="graphic" style:parent-style-name="standard">
      <style:graphic-properties draw:textarea-horizontal-align="justify" draw:textarea-vertical-align="middle" draw:auto-grow-height="false" fo:min-height="5.287cm" fo:min-width="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0.8cm"/>
    </style:style>
    <style:style style:name="gr8" style:family="graphic" style:parent-style-name="standard">
      <style:graphic-properties draw:textarea-horizontal-align="justify" draw:textarea-vertical-align="middle" draw:auto-grow-height="false" fo:min-height="0.35cm" fo:min-width="3.8cm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2cm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2.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5.0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4.56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3.578cm"/>
    </style:style>
    <style:style style:name="gr16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17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86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11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23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6.098cm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6.64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3"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start" style:writing-mode="lr-tb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style:font-name="Microsoft Sans Serif3"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Microsoft Sans Serif6" fo:font-size="12pt" style:font-size-asian="12pt" style:font-name-complex="Microsoft Sans Serif6" style:font-size-complex="12pt"/>
    </style:style>
    <style:style style:name="T4" style:family="text">
      <style:text-properties fo:color="#000000" style:font-name="Microsoft Sans Serif6" fo:font-size="10pt" style:font-size-asian="10pt" style:font-name-complex="Microsoft Sans Serif6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0.9cm" svg:x="1cm" svg:y="1cm">
          <text:p text:style-name="P1">Add Pub </text:p>
          <text:p text:style-name="P1">Invoi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cm" svg:height="5.537cm" svg:x="1cm" svg:y="2.66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cm" svg:y1="3.263cm" svg:x2="9.5cm" svg:y2="3.2cm">
          <text:p/>
        </draw:line>
        <draw:line draw:style-name="gr3" draw:text-style-name="P1" draw:layer="layout" svg:x1="8.869cm" svg:y1="2.686cm" svg:x2="9.5cm" svg:y2="3.23cm">
          <text:p/>
        </draw:line>
        <draw:line draw:style-name="gr3" draw:text-style-name="P1" draw:layer="layout" svg:x1="8.869cm" svg:y1="3.23cm" svg:x2="9.5cm" svg:y2="2.686cm">
          <text:p/>
        </draw:line>
        <draw:custom-shape draw:style-name="gr4" draw:text-style-name="P1" draw:layer="layout" svg:width="0.631cm" svg:height="0.311cm" svg:x="8.08cm" svg:y="2.8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1cm" svg:height="0.078cm" svg:x="8.08cm" svg:y="2.76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37cm" svg:y1="3.074cm" svg:x2="7.843cm" svg:y2="3.074cm">
          <text:p/>
        </draw:line>
        <draw:frame draw:style-name="gr6" draw:text-style-name="P2" draw:layer="layout" svg:width="5.4cm" svg:height="1.207cm" svg:x="2.6cm" svg:y="2.6cm">
          <draw:text-box>
            <text:p text:style-name="P1"><text:span text:style-name="T1">Add Publishing Invoice</text:span></text:p>
          </draw:text-box>
        </draw:frame>
        <draw:custom-shape draw:style-name="gr7" draw:text-style-name="P3" draw:layer="layout" svg:width="1.3cm" svg:height="0.6cm" svg:x="1.3cm" svg:y="3.9cm">
          <text:p text:style-name="P3">Dat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3cm" svg:height="0.6cm" svg:x="1.3cm" svg:y="4.7cm">
          <text:p text:style-name="P3">Enter ISBN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3cm" svg:height="0.6cm" svg:x="1.3cm" svg:y="5.5cm">
          <text:p text:style-name="P3">Insert AuthorID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3cm" svg:height="0.6cm" svg:x="1.3cm" svg:y="6.3cm">
          <text:p text:style-name="P3">Service Typ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3cm" svg:height="0.6cm" svg:x="1.3cm" svg:y="7.2cm">
          <text:p text:style-name="P3">Enter Invoice Paymen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cm" svg:height="0.8cm" svg:x="6.6cm" svg:y="7.1cm">
          <text:p text:style-name="P1">Add To </text:p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9cm" svg:height="0.6cm" svg:x="2.7cm" svg:y="3.9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5.375cm" svg:y1="6.6cm" svg:x2="5.375cm" svg:y2="6.8cm">
          <text:p/>
        </draw:line>
        <draw:line draw:style-name="gr3" draw:text-style-name="P1" draw:layer="layout" svg:x1="5.075cm" svg:y1="6.3cm" svg:x2="5.075cm" svg:y2="6.9cm">
          <text:p/>
        </draw:line>
        <draw:line draw:style-name="gr11" draw:text-style-name="P1" draw:layer="layout" svg:x1="12.4cm" svg:y1="3.4cm" svg:x2="2.3cm" svg:y2="3.9cm">
          <text:p/>
        </draw:line>
        <draw:line draw:style-name="gr11" draw:text-style-name="P1" draw:layer="layout" svg:x1="11.7cm" svg:y1="6.2cm" svg:x2="5.7cm" svg:y2="6.5cm">
          <text:p/>
        </draw:line>
        <draw:line draw:style-name="gr11" draw:text-style-name="P1" draw:layer="layout" svg:x1="2.1cm" svg:y1="1.9cm" svg:x2="2.1cm" svg:y2="2.7cm">
          <text:p/>
        </draw:line>
        <draw:frame draw:style-name="gr12" draw:layer="layout" svg:width="5.544cm" svg:height="0.653cm" svg:x="0.494cm" svg:y="0.347cm">
          <draw:text-box>
            <text:p>(From View Publishing Invoices)</text:p>
          </draw:text-box>
        </draw:frame>
        <draw:frame draw:style-name="gr13" draw:layer="layout" svg:width="4.3cm" svg:height="1.859cm" svg:x="11.6cm" svg:y="5.341cm">
          <draw:text-box>
            <text:p>Standard, Enhanced, Colour Publishing, Reprint</text:p>
          </draw:text-box>
        </draw:frame>
        <draw:frame draw:style-name="gr14" draw:layer="layout" svg:width="5.061cm" svg:height="0.653cm" svg:x="11.239cm" svg:y="2.8cm">
          <draw:text-box>
            <text:p>Opens Calendar for selection</text:p>
          </draw:text-box>
        </draw:frame>
        <draw:frame draw:style-name="gr15" draw:text-style-name="P4" draw:layer="layout" svg:width="4.078cm" svg:height="1.853cm" svg:x="2.022cm" svg:y="1.8cm">
          <draw:text-box>
            <text:p><text:span text:style-name="T2">Opens in New window</text:span></text:p>
          </draw:text-box>
        </draw:frame>
        <draw:polygon draw:style-name="gr16" draw:layer="layout" svg:width="6.301cm" svg:height="3.2cm" svg:x="7.851cm" svg:y="11.151cm" svg:viewBox="0 0 6302 3201" draw:points="3151,3201 0,3201 0,0 6302,0 6302,3201">
          <text:p/>
        </draw:polygon>
        <draw:polygon draw:style-name="gr16" draw:layer="layout" svg:width="4.3cm" svg:height="0.6cm" svg:x="9.051cm" svg:y="12.749cm" svg:viewBox="0 0 4301 601" draw:points="2152,601 0,601 0,0 4301,0 4301,601">
          <text:p/>
        </draw:polygon>
        <draw:line draw:style-name="gr17" draw:layer="layout" svg:x1="13.521cm" svg:y1="11.151cm" svg:x2="14.153cm" svg:y2="11.695cm">
          <text:p/>
        </draw:line>
        <draw:line draw:style-name="gr17" draw:layer="layout" svg:x1="13.521cm" svg:y1="11.695cm" svg:x2="14.153cm" svg:y2="11.151cm">
          <text:p/>
        </draw:line>
        <draw:polygon draw:style-name="gr16" draw:layer="layout" svg:width="0.632cm" svg:height="0.31cm" svg:x="12.73cm" svg:y="11.303cm" svg:viewBox="0 0 633 311" draw:points="319,311 0,311 0,0 633,0 633,311">
          <text:p/>
        </draw:polygon>
        <draw:polygon draw:style-name="gr16" draw:layer="layout" svg:width="0.632cm" svg:height="0.078cm" svg:x="12.73cm" svg:y="11.225cm" svg:viewBox="0 0 633 79" draw:points="319,79 0,79 0,0 633,0 633,79">
          <text:p/>
        </draw:polygon>
        <draw:line draw:style-name="gr17" draw:layer="layout" svg:x1="12.021cm" svg:y1="11.539cm" svg:x2="12.494cm" svg:y2="11.539cm">
          <text:p/>
        </draw:line>
        <draw:line draw:style-name="gr17" draw:layer="layout" svg:x1="14.152cm" svg:y1="11.751cm" svg:x2="7.851cm" svg:y2="11.751cm">
          <text:p/>
        </draw:line>
        <draw:frame draw:style-name="gr18" draw:text-style-name="P6" draw:layer="layout" svg:width="1.865cm" svg:height="0.479cm" svg:x="9.301cm" svg:y="12.81cm">
          <draw:text-box>
            <text:p text:style-name="P5"><text:span text:style-name="T3">Password</text:span></text:p>
          </draw:text-box>
        </draw:frame>
        <draw:polygon draw:style-name="gr16" draw:layer="layout" svg:width="1.803cm" svg:height="0.667cm" svg:x="10.25cm" svg:y="13.55cm" svg:viewBox="0 0 1804 668" draw:points="901,668 0,668 0,0 1804,0 1804,668">
          <text:p/>
        </draw:polygon>
        <draw:frame draw:style-name="gr19" draw:text-style-name="P6" draw:layer="layout" svg:width="2.114cm" svg:height="0.479cm" svg:x="9.301cm" svg:y="11.272cm">
          <draw:text-box>
            <text:p text:style-name="P5"><text:span text:style-name="T3">Verification</text:span></text:p>
          </draw:text-box>
        </draw:frame>
        <draw:frame draw:style-name="gr20" draw:text-style-name="P4" draw:layer="layout" svg:width="1.238cm" svg:height="0.403cm" svg:x="10.603cm" svg:y="13.662cm">
          <draw:text-box>
            <text:p text:style-name="P5"><text:span text:style-name="T4">Confirm</text:span></text:p>
          </draw:text-box>
        </draw:frame>
        <draw:frame draw:style-name="gr21" draw:text-style-name="P4" draw:layer="layout" svg:width="6.098cm" svg:height="0.403cm" svg:x="8.102cm" svg:y="11.976cm">
          <draw:text-box>
            <text:p text:style-name="P5"><text:span text:style-name="T4">Insert password to confirm all changes.</text:span></text:p>
          </draw:text-box>
        </draw:frame>
        <draw:line draw:style-name="gr11" draw:text-style-name="P1" draw:layer="layout" svg:x1="11.5cm" svg:y1="14.3cm" svg:x2="11.5cm" svg:y2="15.1cm">
          <text:p/>
        </draw:line>
        <draw:frame draw:style-name="gr22" draw:layer="layout" svg:width="7.148cm" svg:height="0.653cm" svg:x="7.9cm" svg:y="15.1cm">
          <draw:text-box>
            <text:p>Back to View Publishing Invoices</text:p>
          </draw:text-box>
        </draw:frame>
        <draw:line draw:style-name="gr11" draw:text-style-name="P1" draw:layer="layout" svg:x1="9.4cm" svg:y1="8.1cm" svg:x2="9.4cm" svg:y2="11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Sans Serif6" svg:font-family="'Microsoft Sans Serif'"/>
    <style:font-face style:name="Microsoft Sans Serif5" svg:font-family="'Microsoft Sans Serif'" style:font-adornments="Regular"/>
    <style:font-face style:name="Mangal1" svg:font-family="Mangal" style:font-pitch="variable"/>
    <style:font-face style:name="Microsoft Sans Serif7" svg:font-family="'Microsoft Sans Serif'" style:font-pitch="variable"/>
    <style:font-face style:name="Microsoft Sans Serif4" svg:font-family="'Microsoft Sans Seri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icrosoft Sans Serif2" fo:font-family="'Microsoft Sans Serif'" style:font-style-name="Regular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19:37:21.472000000</meta:creation-date>
    <dc:date>2014-12-04T20:55:29.300000000</dc:date>
    <meta:editing-duration>PT13M44S</meta:editing-duration>
    <meta:editing-cycles>4</meta:editing-cycles>
    <meta:generator>LibreOffice/4.3.2.2$Windows_x86 LibreOffice_project/edfb5295ba211bd31ad47d0bad0118690f76407d</meta:generator>
    <meta:document-statistic meta:object-count="41"/>
  </office:meta>
</office:document-meta>
</file>